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6.6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0.2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0.6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0.4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5.8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3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0.9cm" svg:x="7.4cm" svg:y="2.1cm">
          <text:p text:style-name="P1">3.3&lt;4&amp;&amp;4&gt;3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068cm" svg:y1="3.1cm" svg:x2="8.55cm" svg:y2="4.3cm" draw:end-shape="id1" svg:d="M8068 3100l482 1200" svg:viewBox="0 0 483 1201">
          <text:p/>
        </draw:connector>
        <draw:connector draw:style-name="gr2" draw:text-style-name="P2" draw:layer="layout" draw:type="line" svg:x1="9.36cm" svg:y1="3.126cm" svg:x2="8.55cm" svg:y2="4.3cm" draw:end-shape="id1" draw:end-glue-point="0" svg:d="M9360 3126l-810 1174" svg:viewBox="0 0 811 1175">
          <text:p/>
        </draw:connector>
        <draw:custom-shape draw:style-name="gr3" draw:text-style-name="P1" xml:id="id1" draw:id="id1" draw:layer="layout" svg:width="1.5cm" svg:height="0.8cm" svg:x="7.8cm" svg:y="4.3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5cm" svg:height="0.8cm" svg:x="10.4cm" svg:y="4.3cm">
          <text:p text:style-name="P1">true</text:p>
          <draw:enhanced-geometry svg:viewBox="0 0 21600 21600" draw:type="rectangle" draw:enhanced-path="M 0 0 L 21600 0 21600 21600 0 21600 0 0 Z N"/>
        </draw:custom-shape>
        <draw:connector draw:style-name="gr2" draw:text-style-name="P2" xml:id="id2" draw:id="id2" draw:layer="layout" draw:type="line" svg:x1="10.815cm" svg:y1="3.093cm" svg:x2="11.2cm" svg:y2="4.2cm" svg:d="M10815 3093l385 1107" svg:viewBox="0 0 386 1108">
          <text:p/>
        </draw:connector>
        <draw:connector draw:style-name="gr2" draw:text-style-name="P2" draw:layer="layout" draw:type="line" svg:x1="11.586cm" svg:y1="3.076cm" svg:x2="11.2cm" svg:y2="4.2cm" draw:end-shape="id2" draw:end-glue-point="3" svg:d="M11586 3076l-386 1124" svg:viewBox="0 0 387 1125">
          <text:p/>
        </draw:connector>
        <draw:custom-shape draw:style-name="gr3" draw:text-style-name="P1" xml:id="id3" draw:id="id3" draw:layer="layout" svg:width="1.5cm" svg:height="0.8cm" svg:x="9.1cm" svg:y="6.1cm">
          <text:p text:style-name="P1">tr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55cm" svg:y1="5.1cm" svg:x2="9.85cm" svg:y2="6.1cm" draw:start-shape="id1" draw:start-glue-point="2" draw:end-shape="id3" draw:end-glue-point="0" svg:d="M8550 5100l1300 1000" svg:viewBox="0 0 1301 1001">
          <text:p/>
        </draw:connector>
        <draw:connector draw:style-name="gr2" draw:text-style-name="P2" draw:layer="layout" draw:type="line" svg:x1="11.15cm" svg:y1="5.1cm" svg:x2="9.85cm" svg:y2="6.1cm" draw:start-shape="id4" draw:start-glue-point="2" draw:end-shape="id3" draw:end-glue-point="0" svg:d="M11150 5100l-1300 1000" svg:viewBox="0 0 1301 1001">
          <text:p/>
        </draw:connector>
        <draw:custom-shape draw:style-name="gr4" draw:text-style-name="P1" draw:layer="layout" svg:width="7.1cm" svg:height="0.9cm" svg:x="6.1cm" svg:y="9cm">
          <text:p text:style-name="P1">3.3!=3!=((3&amp;3)==0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987cm" svg:y1="10cm" svg:x2="10.3cm" svg:y2="11.5cm" draw:end-shape="id5" draw:end-glue-point="0" svg:d="M9987 10000l313 1500" svg:viewBox="0 0 314 1501">
          <text:p/>
        </draw:connector>
        <draw:connector draw:style-name="gr2" draw:text-style-name="P2" draw:layer="layout" draw:type="line" svg:x1="10.735cm" svg:y1="10.017cm" svg:x2="10.3cm" svg:y2="11.5cm" draw:end-shape="id5" draw:end-glue-point="0" svg:d="M10735 10017l-435 1483" svg:viewBox="0 0 436 1484">
          <text:p/>
        </draw:connector>
        <draw:custom-shape draw:style-name="gr5" draw:text-style-name="P1" xml:id="id5" draw:id="id5" draw:layer="layout" svg:width="0.8cm" svg:height="0.8cm" svg:x="9.9cm" svg:y="1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1.7cm" svg:height="0.8cm" svg:x="6.7cm" svg:y="11.5cm">
          <text:p text:style-name="P1">tr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823cm" svg:y1="10.073cm" svg:x2="7.55cm" svg:y2="11.5cm" draw:end-shape="id6" draw:end-glue-point="0" svg:d="M6823 10073l727 1427" svg:viewBox="0 0 728 1428">
          <text:p/>
        </draw:connector>
        <draw:connector draw:style-name="gr2" draw:text-style-name="P2" draw:layer="layout" draw:type="line" svg:x1="8.165cm" svg:y1="10.073cm" svg:x2="7.55cm" svg:y2="11.5cm" svg:d="M8165 10073l-615 1427" svg:viewBox="0 0 616 1428">
          <text:p/>
        </draw:connector>
        <draw:custom-shape draw:style-name="gr7" draw:text-style-name="P1" xml:id="id7" draw:id="id7" draw:layer="layout" svg:width="1.6cm" svg:height="0.8cm" svg:x="11.2cm" svg:y="13cm">
          <text:p text:style-name="P1">fals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587cm" svg:y1="9.998cm" svg:x2="12cm" svg:y2="13cm" draw:end-shape="id7" draw:end-glue-point="0" svg:d="M12587 9998l-587 3002" svg:viewBox="0 0 588 3003">
          <text:p/>
        </draw:connector>
        <draw:connector draw:style-name="gr2" draw:text-style-name="P2" draw:layer="layout" draw:type="line" svg:x1="10.3cm" svg:y1="12.3cm" svg:x2="12cm" svg:y2="13cm" draw:start-shape="id5" draw:start-glue-point="2" draw:end-shape="id7" draw:end-glue-point="0" svg:d="M10300 12300l1700 700" svg:viewBox="0 0 1701 701">
          <text:p/>
        </draw:connector>
        <draw:custom-shape draw:style-name="gr7" draw:text-style-name="P1" xml:id="id8" draw:id="id8" draw:layer="layout" svg:width="1.6cm" svg:height="0.8cm" svg:x="9cm" svg:y="14.7cm">
          <text:p text:style-name="P1">tr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55cm" svg:y1="12.3cm" svg:x2="9.8cm" svg:y2="14.7cm" draw:start-shape="id6" draw:start-glue-point="2" draw:end-shape="id8" draw:end-glue-point="0" svg:d="M7550 12300l2250 2400" svg:viewBox="0 0 2251 2401">
          <text:p/>
        </draw:connector>
        <draw:connector draw:style-name="gr2" draw:text-style-name="P2" draw:layer="layout" draw:type="line" svg:x1="12cm" svg:y1="13.8cm" svg:x2="9.8cm" svg:y2="14.7cm" draw:start-shape="id7" draw:start-glue-point="2" svg:d="M12000 13800l-2200 900" svg:viewBox="0 0 2201 901">
          <text:p/>
        </draw:connector>
        <draw:custom-shape draw:style-name="gr4" draw:text-style-name="P1" draw:layer="layout" svg:width="7.1cm" svg:height="0.9cm" svg:x="6.2cm" svg:y="16.6cm">
          <text:p text:style-name="P1">(double)(1-1)+“7.49“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9.506cm" svg:y1="17.652cm" svg:x2="9.65cm" svg:y2="18.8cm" draw:end-shape="id9" draw:end-glue-point="0" svg:d="M9506 17652l144 1148" svg:viewBox="0 0 145 1149">
          <text:p/>
        </draw:connector>
        <draw:connector draw:style-name="gr2" draw:text-style-name="P3" draw:layer="layout" draw:type="line" svg:x1="10.036cm" svg:y1="17.633cm" svg:x2="9.65cm" svg:y2="18.8cm" draw:end-shape="id9" draw:end-glue-point="0" svg:d="M10036 17633l-386 1167" svg:viewBox="0 0 387 1168">
          <text:p/>
        </draw:connector>
        <draw:custom-shape draw:style-name="gr8" draw:text-style-name="P1" xml:id="id9" draw:id="id9" draw:layer="layout" svg:width="0.7cm" svg:height="0.8cm" svg:x="9.3cm" svg:y="18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1.1cm" svg:height="0.8cm" svg:x="7.6cm" svg:y="20.6cm">
          <text:p text:style-name="P1">0.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598cm" svg:y1="17.651cm" svg:x2="8.15cm" svg:y2="20.6cm" draw:end-shape="id10" draw:end-glue-point="0" svg:d="M7598 17651l552 2949" svg:viewBox="0 0 553 2950">
          <text:p/>
        </draw:connector>
        <draw:connector draw:style-name="gr2" draw:text-style-name="P2" draw:layer="layout" draw:type="line" svg:x1="9.65cm" svg:y1="19.6cm" svg:x2="8.15cm" svg:y2="20.6cm" draw:start-shape="id9" draw:start-glue-point="2" draw:end-shape="id10" draw:end-glue-point="0" svg:d="M9650 19600l-1500 1000" svg:viewBox="0 0 1501 1001">
          <text:p/>
        </draw:connector>
        <draw:custom-shape draw:style-name="gr10" draw:text-style-name="P1" xml:id="id11" draw:id="id11" draw:layer="layout" svg:width="3cm" svg:height="0.8cm" svg:x="9.5cm" svg:y="23cm">
          <text:p text:style-name="P1">„0.07.49“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15cm" svg:y1="21.4cm" svg:x2="11cm" svg:y2="23cm" draw:start-shape="id10" draw:start-glue-point="2" draw:end-shape="id11" draw:end-glue-point="0" svg:d="M8150 21400l2850 1600" svg:viewBox="0 0 2851 1601">
          <text:p/>
        </draw:connector>
        <draw:connector draw:style-name="gr2" draw:text-style-name="P2" draw:layer="layout" draw:type="line" svg:x1="12.171cm" svg:y1="17.67cm" svg:x2="11cm" svg:y2="23cm" draw:end-shape="id11" draw:end-glue-point="0" svg:d="M12171 17670l-1171 5330" svg:viewBox="0 0 1172 5331">
          <text:p/>
        </draw:connector>
        <draw:custom-shape draw:style-name="gr4" draw:text-style-name="P1" draw:layer="layout" svg:width="7.1cm" svg:height="0.9cm" svg:x="6.2cm" svg:y="16.6cm">
          <text:p text:style-name="P1">(double)(1-1)+“7.49“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1" xml:id="id13" draw:id="id13" draw:layer="layout" svg:width="3cm" svg:height="0.9cm" svg:x="8.5cm" svg:y="1.4cm">
          <text:p text:style-name="P1">„7“+4+7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1.5cm" svg:height="0.8cm" svg:x="8.6cm" svg:y="3.8cm">
          <text:p text:style-name="P1">„74“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996cm" svg:y1="2.4cm" svg:x2="9.35cm" svg:y2="3.8cm" draw:end-shape="id12" draw:end-glue-point="0" svg:d="M8996 2400l354 1400" svg:viewBox="0 0 355 1401">
          <text:p/>
        </draw:connector>
        <draw:connector draw:style-name="gr2" draw:text-style-name="P2" draw:layer="layout" draw:type="line" svg:x1="10cm" svg:y1="2.3cm" svg:x2="9.35cm" svg:y2="3.8cm" draw:start-shape="id13" draw:end-shape="id12" draw:end-glue-point="0" svg:d="M10000 2300l-650 1500" svg:viewBox="0 0 651 1501">
          <text:p/>
        </draw:connector>
        <draw:custom-shape draw:style-name="gr12" draw:text-style-name="P1" xml:id="id14" draw:id="id14" draw:layer="layout" svg:width="1.8cm" svg:height="0.8cm" svg:x="10.1cm" svg:y="5.4cm">
          <text:p text:style-name="P1">„747“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35cm" svg:y1="4.6cm" svg:x2="11cm" svg:y2="5.4cm" draw:start-shape="id12" draw:start-glue-point="2" draw:end-shape="id14" draw:end-glue-point="0" svg:d="M9350 4600l1650 800" svg:viewBox="0 0 1651 801">
          <text:p/>
        </draw:connector>
        <draw:connector draw:style-name="gr2" draw:text-style-name="P2" draw:layer="layout" draw:type="line" svg:x1="11.245cm" svg:y1="2.438cm" svg:x2="11cm" svg:y2="5.4cm" draw:end-shape="id14" draw:end-glue-point="0" svg:d="M11245 2438l-245 2962" svg:viewBox="0 0 246 2963">
          <text:p/>
        </draw:connector>
        <draw:custom-shape draw:style-name="gr13" draw:text-style-name="P1" draw:layer="layout" svg:width="2.6cm" svg:height="0.8cm" svg:x="9.2cm" svg:y="7.4cm">
          <text:p text:style-name="P1">7-7+“7“</text:p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0.7cm" svg:height="0.8cm" svg:x="9.2cm" svg:y="9.4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354cm" svg:y1="8.259cm" svg:x2="9.55cm" svg:y2="9.4cm" draw:end-shape="id15" draw:end-glue-point="0" svg:d="M9354 8259l196 1141" svg:viewBox="0 0 197 1142">
          <text:p/>
        </draw:connector>
        <draw:connector draw:style-name="gr2" draw:text-style-name="P2" draw:layer="layout" draw:type="line" svg:x1="9.989cm" svg:y1="8.273cm" svg:x2="9.55cm" svg:y2="9.4cm" draw:end-shape="id15" draw:end-glue-point="0" svg:d="M9989 8273l-439 1127" svg:viewBox="0 0 440 1128">
          <text:p/>
        </draw:connector>
        <draw:custom-shape draw:style-name="gr14" draw:text-style-name="P1" xml:id="id16" draw:id="id16" draw:layer="layout" svg:width="0.9cm" svg:height="0.8cm" svg:x="10.4cm" svg:y="11cm">
          <text:p text:style-name="P1">0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55cm" svg:y1="10.2cm" svg:x2="10.85cm" svg:y2="11cm" draw:start-shape="id15" draw:start-glue-point="2" draw:end-shape="id16" draw:end-glue-point="0" svg:d="M9550 10200l1300 800" svg:viewBox="0 0 1301 801">
          <text:p/>
        </draw:connector>
        <draw:connector draw:style-name="gr2" draw:text-style-name="P2" draw:layer="layout" draw:type="line" svg:x1="11.302cm" svg:y1="8.357cm" svg:x2="10.85cm" svg:y2="11cm" draw:end-shape="id16" draw:end-glue-point="0" svg:d="M11302 8357l-452 2643" svg:viewBox="0 0 453 2644">
          <text:p/>
        </draw:connector>
        <draw:custom-shape draw:style-name="gr15" draw:text-style-name="P1" draw:layer="layout" svg:width="4.8cm" svg:height="0.8cm" svg:x="7cm" svg:y="12.6cm">
          <text:p text:style-name="P1">7.0-4/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337cm" svg:y1="13.493cm" svg:x2="11.15cm" svg:y2="14.5cm" svg:d="M10337 13493l813 1007" svg:viewBox="0 0 814 1008">
          <text:p/>
        </draw:connector>
        <draw:connector draw:style-name="gr2" draw:text-style-name="P2" draw:layer="layout" draw:type="line" svg:x1="9.752cm" svg:y1="13.512cm" svg:x2="11.15cm" svg:y2="14.5cm" svg:d="M9752 13512l1398 988" svg:viewBox="0 0 1399 989">
          <text:p/>
        </draw:connector>
        <draw:custom-shape draw:style-name="gr9" draw:text-style-name="P1" xml:id="id18" draw:id="id18" draw:layer="layout" svg:width="1.1cm" svg:height="0.8cm" svg:x="8.2cm" svg:y="16.6cm">
          <text:p text:style-name="P1">7.0</text:p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0.8cm" svg:height="0.8cm" svg:x="10.6cm" svg:y="14.5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cm" svg:y1="15.3cm" svg:x2="8.75cm" svg:y2="16.6cm" draw:start-shape="id17" draw:start-glue-point="2" draw:end-shape="id18" draw:end-glue-point="0" svg:d="M11000 15300l-2250 1300" svg:viewBox="0 0 2251 1301">
          <text:p/>
        </draw:connector>
        <draw:connector draw:style-name="gr2" draw:text-style-name="P2" draw:layer="layout" draw:type="line" svg:x1="8.826cm" svg:y1="13.493cm" svg:x2="8.75cm" svg:y2="16.6cm" draw:end-shape="id18" draw:end-glue-point="0" svg:d="M8826 13493l-76 3107" svg:viewBox="0 0 77 3108">
          <text:p/>
        </draw:connector>
        <draw:custom-shape draw:style-name="gr16" draw:text-style-name="P1" draw:layer="layout" svg:width="6.3cm" svg:height="0.8cm" svg:x="6.2cm" svg:y="18.8cm">
          <text:p text:style-name="P1">0+(double)0+“0.0“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5cm" svg:height="0.8cm" svg:x="8.8cm" svg:y="20.7cm">
          <text:p text:style-name="P1">0.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941cm" svg:y1="19.731cm" svg:x2="9.55cm" svg:y2="20.7cm" draw:end-shape="id19" draw:end-glue-point="0" svg:d="M9941 19731l-391 969" svg:viewBox="0 0 392 970">
          <text:p/>
        </draw:connector>
        <draw:custom-shape draw:style-name="gr3" draw:text-style-name="P1" xml:id="id20" draw:id="id20" draw:layer="layout" svg:width="1.5cm" svg:height="0.8cm" svg:x="8.3cm" svg:y="22.8cm">
          <text:p text:style-name="P1">0.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482cm" svg:y1="19.731cm" svg:x2="9.05cm" svg:y2="22.8cm" draw:end-shape="id20" draw:end-glue-point="0" svg:d="M6482 19731l2568 3069" svg:viewBox="0 0 2569 3070">
          <text:p/>
        </draw:connector>
        <draw:connector draw:style-name="gr2" draw:text-style-name="P2" draw:layer="layout" draw:type="line" svg:x1="9.55cm" svg:y1="21.5cm" svg:x2="9.05cm" svg:y2="22.8cm" draw:start-shape="id19" draw:start-glue-point="2" draw:end-shape="id20" draw:end-glue-point="0" svg:d="M9550 21500l-500 1300" svg:viewBox="0 0 501 1301">
          <text:p/>
        </draw:connector>
        <draw:custom-shape draw:style-name="gr13" draw:text-style-name="P1" xml:id="id21" draw:id="id21" draw:layer="layout" svg:width="2.6cm" svg:height="0.8cm" svg:x="9.8cm" svg:y="25cm">
          <text:p text:style-name="P1">„0.00.0“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05cm" svg:y1="23.6cm" svg:x2="11.1cm" svg:y2="25cm" draw:start-shape="id20" draw:start-glue-point="2" draw:end-shape="id21" draw:end-glue-point="0" svg:d="M9050 23600l2050 1400" svg:viewBox="0 0 2051 1401">
          <text:p/>
        </draw:connector>
        <draw:connector draw:style-name="gr2" draw:text-style-name="P2" draw:layer="layout" draw:type="line" svg:x1="11.679cm" svg:y1="19.75cm" svg:x2="11.1cm" svg:y2="25cm" draw:end-shape="id21" draw:end-glue-point="0" svg:d="M11679 19750l-579 5250" svg:viewBox="0 0 580 5251">
          <text:p/>
        </draw:connector>
      </draw:page>
      <draw:page draw:name="page3" draw:style-name="dp1" draw:master-page-name="Default">
        <draw:custom-shape draw:style-name="gr17" draw:text-style-name="P1" draw:layer="layout" svg:width="3.9cm" svg:height="0.8cm" svg:x="8.3cm" svg:y="2cm">
          <text:p text:style-name="P1">(int)9.7-3.3</text:p>
          <draw:enhanced-geometry svg:viewBox="0 0 21600 21600" draw:type="rectangle" draw:enhanced-path="M 0 0 L 21600 0 21600 21600 0 21600 0 0 Z N"/>
        </draw:custom-shape>
        <draw:custom-shape draw:style-name="gr9" draw:text-style-name="P1" xml:id="id22" draw:id="id22" draw:layer="layout" svg:width="1.1cm" svg:height="0.8cm" svg:x="8.9cm" svg:y="4.1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355cm" svg:y1="2.967cm" svg:x2="9.45cm" svg:y2="4.1cm" draw:end-shape="id22" svg:d="M9355 2967l95 1133" svg:viewBox="0 0 96 1134">
          <text:p/>
        </draw:connector>
        <draw:custom-shape draw:style-name="gr9" draw:text-style-name="P1" xml:id="id23" draw:id="id23" draw:layer="layout" svg:width="1.1cm" svg:height="0.8cm" svg:x="10.2cm" svg:y="6.1cm">
          <text:p text:style-name="P1">5.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528cm" svg:y1="3.042cm" svg:x2="10.75cm" svg:y2="6.1cm" draw:end-shape="id23" draw:end-glue-point="0" svg:d="M11528 3042l-778 3058" svg:viewBox="0 0 779 3059">
          <text:p/>
        </draw:connector>
        <draw:connector draw:style-name="gr2" draw:text-style-name="P2" draw:layer="layout" draw:type="line" svg:x1="9.45cm" svg:y1="4.9cm" svg:x2="10.75cm" svg:y2="6.1cm" draw:start-shape="id22" draw:start-glue-point="2" draw:end-shape="id23" draw:end-glue-point="0" svg:d="M9450 4900l1300 1200" svg:viewBox="0 0 13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8:59:55.839111850</meta:creation-date>
    <dc:date>2017-11-23T07:58:57.396154435</dc:date>
    <meta:editing-duration>PT2H54M49S</meta:editing-duration>
    <meta:editing-cycles>2</meta:editing-cycles>
    <meta:generator>LibreOffice/5.3.7.2.0$Linux_X86_64 LibreOffice_project/30m0$Build-2</meta:generator>
    <meta:document-statistic meta:object-count="70"/>
  </office:meta>
</office:document-meta>
</file>